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6cm" fo:min-width="2.42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1.40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1.4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8cm" fo:min-width="1.533cm"/>
      <style:paragraph-properties style:writing-mode="lr-tb"/>
    </style:style>
    <style:style style:name="gr10" style:family="graphic" style:parent-style-name="standard">
      <style:graphic-properties svg:stroke-color="#00a933" draw:fill-color="#00a933" draw:textarea-horizontal-align="justify" draw:textarea-vertical-align="middle" draw:auto-grow-height="false" fo:min-height="1.008cm" fo:min-width="1.476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13" style:family="graphic" style:parent-style-name="standard">
      <style:graphic-properties draw:textarea-vertical-align="middle" draw:auto-grow-height="false" fo:min-height="0.767cm" fo:min-width="0.771cm"/>
    </style:style>
    <style:style style:name="gr14" style:family="graphic" style:parent-style-name="standard" style:list-style-name="L2">
      <style:graphic-properties draw:textarea-horizontal-align="justify" draw:textarea-vertical-align="middle" draw:auto-grow-height="false" fo:min-height="0.862cm" fo:min-width="1.025cm"/>
      <style:paragraph-properties style:writing-mode="lr-tb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 fo:min-height="0.862cm" fo:min-width="1.025cm"/>
      <style:paragraph-properties style:writing-mode="lr-tb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 fo:min-height="0.862cm" fo:min-width="1.025cm"/>
      <style:paragraph-properties style:writing-mode="lr-tb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 fo:min-height="0.862cm" fo:min-width="1.0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9cm" fo:min-width="12.20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31cm" fo:min-width="2.29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2.549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0.862cm" fo:min-width="2.295cm"/>
      <style:paragraph-properties style:writing-mode="lr-tb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862cm" fo:min-width="2.29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62cm" fo:min-width="2.549cm"/>
      <style:paragraph-properties style:writing-mode="lr-tb"/>
    </style:style>
    <style:style style:name="gr25" style:family="graphic" style:parent-style-name="standard">
      <style:graphic-properties svg:stroke-color="#00a933" draw:fill-color="#00a933" draw:textarea-horizontal-align="justify" draw:textarea-vertical-align="middle" draw:auto-grow-height="false" fo:min-height="0.648cm" fo:min-width="1.118cm"/>
      <style:paragraph-properties style:writing-mode="lr-tb"/>
    </style:style>
    <style:style style:name="gr26" style:family="graphic" style:parent-style-name="objectwithoutfill">
      <style:graphic-properties draw:marker-start="" draw:marker-start-width="0.3cm" draw:marker-end="Arrow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862cm" fo:min-width="2.29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62cm" fo:min-width="1.279cm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0.862cm" fo:min-width="1.533cm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0.862cm" fo:min-width="2.29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omy automat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" draw:text-style-name="P2" draw:layer="layout" svg:x1="3.048cm" svg:y1="5.08cm" svg:x2="4.572cm" svg:y2="4.064cm">
          <text:p/>
        </draw:line>
        <draw:line draw:style-name="gr2" draw:text-style-name="P2" draw:layer="layout" svg:x1="3.048cm" svg:y1="6.096cm" svg:x2="4.572cm" svg:y2="6.604cm">
          <text:p/>
        </draw:line>
        <draw:frame draw:style-name="gr3" draw:text-style-name="P3" draw:layer="layout" svg:width="3.81cm" svg:height="2.147cm" svg:x="0.254cm" svg:y="3.048cm">
          <draw:text-box>
            <text:p>folder on oomy </text:p>
            <text:p>(or elsewhere)</text:p>
          </draw:text-box>
        </draw:frame>
        <draw:frame draw:style-name="gr4" draw:text-style-name="P3" draw:layer="layout" svg:width="5.842cm" svg:height="3.569cm" svg:x="4.318cm" svg:y="0.393cm">
          <draw:text-box>
            <text:p>P. ramorum,</text:p>
            <text:p>P. infestans</text:p>
            <text:p>…</text:p>
            <text:p>Bacteria</text:p>
            <text:p>Generic classification</text:p>
            <text:p/>
          </draw:text-box>
        </draw:frame>
        <draw:line draw:style-name="gr2" draw:text-style-name="P2" draw:layer="layout" svg:x1="7.366cm" svg:y1="3.579cm" svg:x2="9.398cm" svg:y2="2.563cm">
          <text:p/>
        </draw:line>
        <draw:line draw:style-name="gr2" draw:text-style-name="P2" draw:layer="layout" svg:x1="7.366cm" svg:y1="3.833cm" svg:x2="9.398cm" svg:y2="3.833cm">
          <text:p/>
        </draw:line>
        <draw:frame draw:style-name="gr5" draw:text-style-name="P3" draw:layer="layout" svg:width="4.318cm" svg:height="1.859cm" svg:x="9.144cm" svg:y="0.254cm">
          <draw:text-box>
            <text:p>Pipelines which are input dependent</text:p>
          </draw:text-box>
        </draw:frame>
        <draw:line draw:style-name="gr2" draw:text-style-name="P2" draw:layer="layout" svg:x1="12.954cm" svg:y1="2.055cm" svg:x2="13.97cm" svg:y2="2.055cm">
          <text:p/>
        </draw:line>
        <draw:custom-shape draw:style-name="gr6" draw:text-style-name="P4" draw:layer="layout" svg:width="3.048cm" svg:height="1.27cm" svg:x="14.224cm" svg:y="1.801cm">
          <text:p text:style-name="P4">Nextstrain</text:p>
          <text:p text:style-name="P4">snake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954cm" svg:y1="3.833cm" svg:x2="13.97cm" svg:y2="2.736cm">
          <text:p/>
        </draw:line>
        <draw:custom-shape draw:style-name="gr7" draw:text-style-name="P4" draw:layer="layout" svg:width="2.032cm" svg:height="1.27cm" svg:x="18.796cm" svg:y="1.72cm">
          <text:p text:style-name="P4">.json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366cm" svg:y1="4.26cm" svg:x2="9.906cm" svg:y2="5.588cm">
          <text:p/>
        </draw:line>
        <draw:line draw:style-name="gr2" draw:text-style-name="P2" draw:layer="layout" svg:x1="12.954cm" svg:y1="5.53cm" svg:x2="13.97cm" svg:y2="4.768cm">
          <text:p/>
        </draw:line>
        <draw:custom-shape draw:style-name="gr6" draw:text-style-name="P4" draw:layer="layout" svg:width="3.048cm" svg:height="1.27cm" svg:x="14.224cm" svg:y="3.752cm">
          <text:p text:style-name="P4">Nextstrain</text:p>
          <text:p text:style-name="P4">snake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.526cm" svg:y1="2.482cm" svg:x2="18.542cm" svg:y2="2.482cm">
          <text:p/>
        </draw:line>
        <draw:line draw:style-name="gr2" draw:text-style-name="P2" draw:layer="layout" svg:x1="17.526cm" svg:y1="4.26cm" svg:x2="18.542cm" svg:y2="4.26cm">
          <text:p/>
        </draw:line>
        <draw:custom-shape draw:style-name="gr7" draw:text-style-name="P4" draw:layer="layout" svg:width="2.032cm" svg:height="1.27cm" svg:x="18.796cm" svg:y="3.694cm">
          <text:p text:style-name="P4">.json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18cm" svg:height="1.859cm" svg:x="13.97cm" svg:y="0.335cm">
          <draw:text-box>
            <text:p>Passing data through nextstrain</text:p>
          </draw:text-box>
        </draw:frame>
        <draw:frame draw:style-name="gr5" draw:text-style-name="P3" draw:layer="layout" svg:width="4.318cm" svg:height="1.859cm" svg:x="18.034cm" svg:y="0.958cm">
          <draw:text-box>
            <text:p>Viewable json file</text:p>
          </draw:text-box>
        </draw:frame>
        <draw:line draw:style-name="gr2" draw:text-style-name="P2" draw:layer="layout" svg:x1="20.982cm" svg:y1="4.26cm" svg:x2="22.252cm" svg:y2="4.26cm">
          <text:p/>
        </draw:line>
        <draw:line draw:style-name="gr2" draw:text-style-name="P2" draw:layer="layout" svg:x1="20.928cm" svg:y1="2.482cm" svg:x2="22.198cm" svg:y2="2.482cm">
          <text:p/>
        </draw:line>
        <draw:line draw:style-name="gr2" draw:text-style-name="P2" draw:layer="layout" svg:x1="24.638cm" svg:y1="2.54cm" svg:x2="25.4cm" svg:y2="3.106cm">
          <text:p/>
        </draw:line>
        <draw:line draw:style-name="gr2" draw:text-style-name="P2" draw:layer="layout" svg:x1="24.638cm" svg:y1="4.064cm" svg:x2="25.4cm" svg:y2="3.81cm">
          <text:p/>
        </draw:line>
        <draw:custom-shape draw:style-name="gr8" draw:text-style-name="P4" draw:layer="layout" svg:width="2.032cm" svg:height="1.328cm" svg:x="25.4cm" svg:y="2.736cm">
          <text:p text:style-name="P4">nexts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18cm" svg:height="1.859cm" svg:x="24.892cm" svg:y="1.951cm">
          <draw:text-box>
            <text:p>Public viewing</text:p>
          </draw:text-box>
        </draw:frame>
        <draw:custom-shape draw:style-name="gr9" draw:text-style-name="P4" draw:layer="layout" svg:width="2.032cm" svg:height="2.286cm" svg:x="0.762cm" svg:y="4.826cm">
          <text:p text:style-name="P4">raw_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2.032cm" svg:height="2.286cm" svg:x="4.826cm" svg:y="3.048cm">
          <text:p text:style-name="P4">Class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2.032cm" svg:height="2.286cm" svg:x="4.826cm" svg:y="5.334cm">
          <text:p text:style-name="P4">Class 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2.032cm" svg:height="2.286cm" svg:x="22.352cm" svg:y="1.016cm">
          <text:p text:style-name="P4">Github</text:p>
          <text:p text:style-name="P4">Repo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2.032cm" svg:height="2.286cm" svg:x="22.352cm" svg:y="3.556cm">
          <text:p text:style-name="P4">Github</text:p>
          <text:p text:style-name="P4">Repo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2.794cm" svg:height="1.778cm" svg:x="0.254cm" svg:y="8.636cm">
          <text:p text:style-name="P4">Check for </text:p>
          <text:p text:style-name="P4">updates to </text:p>
          <text:p text:style-name="P4">fo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.27cm" svg:y1="8.382cm" svg:x2="1.27cm" svg:y2="7.366cm">
          <text:p/>
        </draw:line>
        <draw:line draw:style-name="gr12" draw:text-style-name="P6" draw:layer="layout" svg:x1="1.778cm" svg:y1="7.366cm" svg:x2="1.778cm" svg:y2="8.382cm">
          <text:p/>
        </draw:line>
        <draw:custom-shape draw:style-name="gr10" draw:text-style-name="P5" draw:layer="layout" svg:width="2.794cm" svg:height="1.778cm" svg:x="3.556cm" svg:y="8.89cm">
          <text:p text:style-name="P4">Data</text:p>
          <text:p text:style-name="P4">class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4.318cm" svg:y1="8.89cm" svg:x2="3.81cm" svg:y2="6.604cm">
          <text:p/>
        </draw:line>
        <draw:custom-shape draw:style-name="gr13" draw:text-style-name="P4" draw:layer="layout" svg:width="1.27cm" svg:height="1.016cm" svg:x="2.386cm" svg:y="9.96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3.81cm" svg:height="2.147cm" svg:x="2.032cm" svg:y="10.922cm">
          <draw:text-box>
            <text:p>Executes</text:p>
          </draw:text-box>
        </draw:frame>
        <draw:custom-shape draw:style-name="gr10" draw:text-style-name="P5" draw:layer="layout" svg:width="2.794cm" svg:height="1.778cm" svg:x="7.112cm" svg:y="7.62cm">
          <text:p text:style-name="P4">Check for </text:p>
          <text:p text:style-name="P4">updates to </text:p>
          <text:p text:style-name="P4">fo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112cm" svg:y1="5.08cm" svg:x2="8.382cm" svg:y2="7.366cm">
          <text:p/>
        </draw:line>
        <draw:line draw:style-name="gr11" draw:text-style-name="P2" draw:layer="layout" svg:x1="7.874cm" svg:y1="7.366cm" svg:x2="6.858cm" svg:y2="5.334cm">
          <text:p/>
        </draw:line>
        <draw:custom-shape draw:style-name="gr10" draw:text-style-name="P5" draw:layer="layout" svg:width="2.794cm" svg:height="1.778cm" svg:x="10.668cm" svg:y="7.62cm">
          <text:p text:style-name="P4">Data</text:p>
          <text:p text:style-name="P4">class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524cm" svg:height="1.778cm" svg:x="10.414cm" svg:y="1.27cm">
          <text:p text:style-name="P7">Pipeline1</text:p>
          <text:p text:style-name="P7">(nuclear fasta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8" draw:layer="layout" svg:width="1.524cm" svg:height="1.778cm" svg:x="10.414cm" svg:y="3.244cm">
          <text:p text:style-name="P7">Pipeline2</text:p>
          <text:p text:style-name="P7">(nuclear vcf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8" draw:layer="layout" svg:width="1.524cm" svg:height="1.778cm" svg:x="10.414cm" svg:y="5.334cm">
          <text:p text:style-name="P7">Pipeline3</text:p>
          <text:p text:style-name="P7">(mitochondria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1.524cm" svg:height="1.778cm" svg:x="10.412cm" svg:y="3.245cm">
          <text:p text:style-name="P7">Pipeline2</text:p>
          <text:p text:style-name="P7">(nuclear vcf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1.27cm" svg:height="1.016cm" svg:x="9.652cm" svg:y="8.8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3.81cm" svg:height="2.147cm" svg:x="9.144cm" svg:y="9.906cm">
          <draw:text-box>
            <text:p>Executes</text:p>
          </draw:text-box>
        </draw:frame>
        <draw:line draw:style-name="gr11" draw:text-style-name="P2" draw:layer="layout" svg:x1="10.668cm" svg:y1="8.128cm" svg:x2="8.89cm" svg:y2="5.588cm">
          <text:p/>
        </draw:line>
        <draw:custom-shape draw:style-name="gr10" draw:text-style-name="P5" draw:layer="layout" svg:width="2.794cm" svg:height="1.778cm" svg:x="14.478cm" svg:y="6.604cm">
          <text:p text:style-name="P4">Check for </text:p>
          <text:p text:style-name="P4">updates to </text:p>
          <text:p text:style-name="P4">fo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2.192cm" svg:y1="6.096cm" svg:x2="14.478cm" svg:y2="7.112cm">
          <text:p/>
        </draw:line>
        <draw:line draw:style-name="gr11" draw:text-style-name="P2" draw:layer="layout" svg:x1="14.478cm" svg:y1="6.858cm" svg:x2="12.192cm" svg:y2="5.842cm">
          <text:p/>
        </draw:line>
        <draw:custom-shape draw:style-name="gr13" draw:text-style-name="P4" draw:layer="layout" svg:width="1.27cm" svg:height="1.016cm" svg:x="16.764cm" svg:y="7.874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5" draw:layer="layout" svg:width="2.794cm" svg:height="1.778cm" svg:x="17.526cm" svg:y="6.35cm">
          <text:p text:style-name="P4">Nextstrain</text:p>
          <text:p text:style-name="P4">Pipeline job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2.147cm" svg:x="16.51cm" svg:y="8.89cm">
          <draw:text-box>
            <text:p>Executes</text:p>
          </draw:text-box>
        </draw:frame>
        <draw:custom-shape draw:style-name="gr10" draw:text-style-name="P5" draw:layer="layout" svg:width="2.794cm" svg:height="1.778cm" svg:x="22.352cm" svg:y="7.874cm">
          <text:p text:style-name="P4">Check for </text:p>
          <text:p text:style-name="P4">updates to </text:p>
          <text:p text:style-name="P4">fol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3.622cm" svg:y1="7.62cm" svg:x2="23.114cm" svg:y2="6.096cm">
          <text:p/>
        </draw:line>
        <draw:line draw:style-name="gr12" draw:text-style-name="P6" draw:layer="layout" svg:x1="23.368cm" svg:y1="6.096cm" svg:x2="23.876cm" svg:y2="7.62cm">
          <text:p/>
        </draw:line>
        <draw:custom-shape draw:style-name="gr13" draw:text-style-name="P4" draw:layer="layout" svg:width="1.27cm" svg:height="1.016cm" svg:x="24.892cm" svg:y="9.144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3.81cm" svg:height="2.147cm" svg:x="24.638cm" svg:y="10.16cm">
          <draw:text-box>
            <text:p>Executes</text:p>
          </draw:text-box>
        </draw:frame>
        <draw:custom-shape draw:style-name="gr10" draw:text-style-name="P5" draw:layer="layout" svg:width="2.794cm" svg:height="1.778cm" svg:x="25.146cm" svg:y="7.366cm">
          <text:p text:style-name="P4">Commit</text:p>
          <text:p text:style-name="P4">pu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8.288cm" svg:y1="6.35cm" svg:x2="17.018cm" svg:y2="5.334cm">
          <text:p/>
        </draw:line>
        <draw:line draw:style-name="gr11" draw:text-style-name="P2" draw:layer="layout" svg:x1="19.305cm" svg:y1="6.35cm" svg:x2="19.558cm" svg:y2="5.079cm">
          <text:p/>
        </draw:line>
        <draw:line draw:style-name="gr11" draw:text-style-name="P2" draw:layer="layout" svg:x1="26.163cm" svg:y1="7.113cm" svg:x2="24.638cm" svg:y2="5.334cm">
          <text:p/>
        </draw:line>
        <draw:frame draw:style-name="gr3" draw:text-style-name="P3" draw:layer="layout" svg:width="3.81cm" svg:height="2.147cm" svg:x="0cm" svg:y="10.299cm">
          <draw:text-box>
            <text:p>Daemon</text:p>
          </draw:text-box>
        </draw:frame>
        <draw:frame draw:style-name="gr3" draw:text-style-name="P3" draw:layer="layout" svg:width="3.81cm" svg:height="2.147cm" svg:x="7.112cm" svg:y="9.283cm">
          <draw:text-box>
            <text:p>Daemon</text:p>
          </draw:text-box>
        </draw:frame>
        <draw:frame draw:style-name="gr3" draw:text-style-name="P3" draw:layer="layout" svg:width="3.81cm" svg:height="2.147cm" svg:x="14.478cm" svg:y="8.382cm">
          <draw:text-box>
            <text:p>Daemon</text:p>
          </draw:text-box>
        </draw:frame>
        <draw:frame draw:style-name="gr3" draw:text-style-name="P3" draw:layer="layout" svg:width="3.81cm" svg:height="2.147cm" svg:x="22.606cm" svg:y="9.652cm">
          <draw:text-box>
            <text:p>Daemon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8" draw:text-style-name="P4" draw:layer="layout" svg:width="12.7cm" svg:height="1.823cm" svg:x="7.112cm" svg:y="0.463cm">
          <text:p text:style-name="P4">Cool project nam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4" draw:layer="layout" svg:width="2.794cm" svg:height="1.569cm" svg:x="7.112cm" svg:y="2.749cm">
          <text:p text:style-name="P4">raw_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3.048cm" svg:height="1.524cm" svg:x="10.16cm" svg:y="2.794cm">
          <text:p text:style-name="P4">Class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3.048cm" svg:height="1.524cm" svg:x="13.462cm" svg:y="2.794cm">
          <text:p text:style-name="P4">Class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3.048cm" svg:height="1.524cm" svg:x="16.764cm" svg:y="2.794cm">
          <text:p text:style-name="P4">Class 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2" draw:layer="layout" svg:x1="10.16cm" svg:y1="4.318cm" svg:x2="6.858cm" svg:y2="7.62cm">
          <text:p/>
        </draw:line>
        <draw:line draw:style-name="gr21" draw:text-style-name="P2" draw:layer="layout" svg:x1="13.208cm" svg:y1="4.318cm" svg:x2="19.558cm" svg:y2="7.62cm">
          <text:p/>
        </draw:line>
        <draw:custom-shape draw:style-name="gr22" draw:text-style-name="P7" draw:layer="layout" svg:width="2.794cm" svg:height="1.778cm" svg:x="10.414cm" svg:y="7.366cm">
          <text:p text:style-name="P7">Pipeline1</text:p>
          <text:p text:style-name="P7">(nuclear fasta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7" draw:layer="layout" svg:width="2.794cm" svg:height="1.778cm" svg:x="13.462cm" svg:y="7.366cm">
          <text:p text:style-name="P7">Pipeline2</text:p>
          <text:p text:style-name="P7">(nuclear vcf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4" draw:layer="layout" svg:width="3.048cm" svg:height="1.778cm" svg:x="7.112cm" svg:y="7.366cm">
          <text:p text:style-name="P4">raw_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5" xml:id="id1" draw:id="id1" draw:layer="layout" svg:width="2.286cm" svg:height="1.27cm" svg:x="2.286cm" svg:y="2.794cm">
          <text:p text:style-name="P4">Wat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4.826cm" svg:y1="3.302cm" svg:x2="6.858cm" svg:y2="3.302cm">
          <text:p/>
        </draw:line>
        <draw:line draw:style-name="gr12" draw:text-style-name="P6" draw:layer="layout" svg:x1="6.758cm" svg:y1="3.61cm" svg:x2="4.726cm" svg:y2="3.61cm">
          <text:p/>
        </draw:line>
        <draw:custom-shape draw:style-name="gr25" draw:text-style-name="P5" xml:id="id2" draw:id="id2" draw:layer="layout" svg:width="2.286cm" svg:height="1.27cm" svg:x="3.048cm" svg:y="4.826cm">
          <text:p text:style-name="P4">Class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curve" draw:line-skew="-0.037cm" svg:x1="2.286cm" svg:y1="3.429cm" svg:x2="3.048cm" svg:y2="5.461cm" draw:start-shape="id1" draw:start-glue-point="6" draw:end-shape="id2" draw:end-glue-point="6" svg:d="M2286 3429c-807 0-1188 2032 762 2032" svg:viewBox="0 0 1421 2033">
          <text:p/>
        </draw:connector>
        <draw:line draw:style-name="gr12" draw:text-style-name="P6" draw:layer="layout" svg:x1="7.112cm" svg:y1="4.318cm" svg:x2="5.334cm" svg:y2="5.334cm">
          <text:p/>
        </draw:line>
        <draw:line draw:style-name="gr12" draw:text-style-name="P6" draw:layer="layout" svg:x1="4.826cm" svg:y1="6.096cm" svg:x2="6.858cm" svg:y2="8.382cm">
          <text:p/>
        </draw:line>
        <draw:custom-shape draw:style-name="gr25" draw:text-style-name="P5" xml:id="id3" draw:id="id3" draw:layer="layout" svg:width="2.286cm" svg:height="1.27cm" svg:x="8.382cm" svg:y="4.953cm">
          <text:p text:style-name="P4">Wat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" draw:id="id4" draw:layer="layout" svg:width="2.286cm" svg:height="1.27cm" svg:x="11.43cm" svg:y="4.445cm">
          <text:p text:style-name="P4">Class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curve" svg:x1="10.668cm" svg:y1="5.588cm" svg:x2="11.43cm" svg:y2="5.08cm" draw:start-shape="id3" draw:start-glue-point="10" draw:end-shape="id4" draw:end-glue-point="6" svg:d="M10668 5588c573 0 192-508 762-508" svg:viewBox="0 0 763 509">
          <text:p/>
        </draw:connector>
        <draw:line draw:style-name="gr12" draw:text-style-name="P6" draw:layer="layout" svg:x1="8.89cm" svg:y1="6.477cm" svg:x2="8.382cm" svg:y2="7.239cm">
          <text:p/>
        </draw:line>
        <draw:line draw:style-name="gr12" draw:text-style-name="P6" draw:layer="layout" svg:x1="8.636cm" svg:y1="7.239cm" svg:x2="9.144cm" svg:y2="6.477cm">
          <text:p/>
        </draw:line>
        <draw:line draw:style-name="gr12" draw:text-style-name="P6" draw:layer="layout" svg:x1="9.906cm" svg:y1="7.366cm" svg:x2="11.684cm" svg:y2="5.715cm">
          <text:p/>
        </draw:line>
        <draw:line draw:style-name="gr12" draw:text-style-name="P6" draw:layer="layout" svg:x1="12.446cm" svg:y1="5.969cm" svg:x2="11.938cm" svg:y2="7.239cm">
          <text:p/>
        </draw:line>
        <draw:line draw:style-name="gr12" draw:text-style-name="P6" draw:layer="layout" svg:x1="12.7cm" svg:y1="5.969cm" svg:x2="13.97cm" svg:y2="7.239cm">
          <text:p/>
        </draw:line>
        <draw:custom-shape draw:style-name="gr25" draw:text-style-name="P5" xml:id="id5" draw:id="id5" draw:layer="layout" svg:width="2.286cm" svg:height="1.27cm" svg:x="9.906cm" svg:y="10.16cm">
          <text:p text:style-name="P4">Wat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0.668cm" svg:y1="9.271cm" svg:x2="8.382cm" svg:y2="12.192cm">
          <text:p/>
        </draw:line>
        <draw:line draw:style-name="gr21" draw:text-style-name="P2" draw:layer="layout" svg:x1="13.208cm" svg:y1="9.144cm" svg:x2="19.304cm" svg:y2="12.192cm">
          <text:p/>
        </draw:line>
        <draw:custom-shape draw:style-name="gr27" draw:text-style-name="P4" draw:layer="layout" svg:width="2.794cm" svg:height="1.778cm" svg:x="8.382cm" svg:y="12.192cm">
          <text:p text:style-name="P4">raw_in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4" draw:layer="layout" svg:width="1.778cm" svg:height="1.778cm" svg:x="11.43cm" svg:y="12.192cm">
          <text:p text:style-name="P4">confi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4" draw:layer="layout" svg:width="1.778cm" svg:height="1.778cm" svg:x="13.462cm" svg:y="12.192cm">
          <text:p text:style-name="P4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4" draw:layer="layout" svg:width="1.778cm" svg:height="1.778cm" svg:x="15.494cm" svg:y="12.192cm">
          <text:p text:style-name="P4">resul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2" draw:layer="layout" draw:type="curve" svg:x1="12.192cm" svg:y1="10.795cm" svg:x2="13.208cm" svg:y2="11.049cm" draw:start-shape="id5" draw:start-glue-point="10" draw:end-shape="id6" draw:end-glue-point="6" svg:d="M12192 10795c763 0 256 254 1016 254" svg:viewBox="0 0 1017 255">
          <text:p/>
        </draw:connector>
        <draw:custom-shape draw:style-name="gr25" draw:text-style-name="P5" xml:id="id6" draw:id="id6" draw:layer="layout" svg:width="2.286cm" svg:height="1.27cm" svg:x="13.208cm" svg:y="10.414cm">
          <text:p text:style-name="P4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1.176cm" svg:y1="12.192cm" svg:x2="13.208cm" svg:y2="11.303cm">
          <text:p/>
        </draw:line>
        <draw:line draw:style-name="gr12" draw:text-style-name="P6" draw:layer="layout" svg:x1="10.106cm" svg:y1="11.376cm" svg:x2="9.598cm" svg:y2="12.138cm">
          <text:p/>
        </draw:line>
        <draw:line draw:style-name="gr12" draw:text-style-name="P6" draw:layer="layout" svg:x1="9.852cm" svg:y1="12.138cm" svg:x2="10.36cm" svg:y2="11.376cm">
          <text:p/>
        </draw:line>
        <draw:line draw:style-name="gr12" draw:text-style-name="P6" draw:layer="layout" svg:x1="12.954cm" svg:y1="12.192cm" svg:x2="13.716cm" svg:y2="11.684cm">
          <text:p/>
        </draw:line>
        <draw:line draw:style-name="gr12" draw:text-style-name="P6" draw:layer="layout" svg:x1="14.478cm" svg:y1="11.684cm" svg:x2="14.732cm" svg:y2="12.192cm">
          <text:p/>
        </draw:line>
        <draw:line draw:style-name="gr12" draw:text-style-name="P6" draw:layer="layout" svg:x1="15.24cm" svg:y1="11.684cm" svg:x2="16.002cm" svg:y2="12.065cm">
          <text:p/>
        </draw:line>
        <draw:custom-shape draw:style-name="gr29" draw:text-style-name="P7" draw:layer="layout" svg:width="2.032cm" svg:height="1.778cm" svg:x="17.526cm" svg:y="12.192cm">
          <text:p text:style-name="P7">auspice</text:p>
          <text:p text:style-name="P7">(holds .json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7" draw:layer="layout" svg:width="2.794cm" svg:height="1.778cm" svg:x="16.51cm" svg:y="7.366cm">
          <text:p text:style-name="P7">PipelineN</text:p>
          <text:p text:style-name="P7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6" draw:layer="layout" svg:x1="13.716cm" svg:y1="5.588cm" svg:x2="17.018cm" svg:y2="7.366cm">
          <text:p/>
        </draw:line>
        <draw:line draw:style-name="gr12" draw:text-style-name="P6" draw:layer="layout" svg:x1="15.748cm" svg:y1="11.303cm" svg:x2="17.526cm" svg:y2="12.065cm">
          <text:p/>
        </draw:line>
        <draw:custom-shape draw:style-name="gr25" draw:text-style-name="P5" xml:id="id7" draw:id="id7" draw:layer="layout" svg:width="2.286cm" svg:height="1.27cm" svg:x="20.066cm" svg:y="10.922cm">
          <text:p text:style-name="P4">Wat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20.266cm" svg:y1="12.138cm" svg:x2="19.758cm" svg:y2="12.9cm">
          <text:p/>
        </draw:line>
        <draw:line draw:style-name="gr12" draw:text-style-name="P6" draw:layer="layout" svg:x1="20.012cm" svg:y1="12.9cm" svg:x2="20.52cm" svg:y2="12.138cm">
          <text:p/>
        </draw:line>
        <draw:custom-shape draw:style-name="gr25" draw:text-style-name="P5" xml:id="id8" draw:id="id8" draw:layer="layout" svg:width="2.286cm" svg:height="1.27cm" svg:x="22.352cm" svg:y="12.7cm">
          <text:p text:style-name="P4">Github</text:p>
          <text:p text:style-name="P4">tra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curve" svg:x1="22.352cm" svg:y1="11.557cm" svg:x2="23.495cm" svg:y2="12.7cm" draw:start-shape="id7" draw:start-glue-point="10" draw:end-shape="id8" draw:end-glue-point="4" svg:d="M22352 11557c762 0 1143 381 1143 1143" svg:viewBox="0 0 1144 1144">
          <text:p/>
        </draw:connector>
        <draw:line draw:style-name="gr12" draw:text-style-name="P6" draw:layer="layout" svg:x1="15.748cm" svg:y1="11.303cm" svg:x2="17.526cm" svg:y2="12.065cm">
          <text:p/>
        </draw:line>
        <draw:line draw:style-name="gr12" draw:text-style-name="P6" draw:layer="layout" svg:x1="19.812cm" svg:y1="13.462cm" svg:x2="22.098cm" svg:y2="13.46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atch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itialized with (in watcher.config file?):</text:p>
                <text:list>
                  <text:list-item>
                    <text:p>the name of a directory to watch or multiple directories</text:p>
                  </text:list-item>
                  <text:list-item>
                    <text:p>the name of a worker script to call</text:p>
                  </text:list-item>
                  <text:list-item>
                    <text:p>the name of a database file to store results between calls</text:p>
                  </text:list-item>
                </text:list>
              </text:list-item>
              <text:list-item>
                <text:p>Checks if files have changed in a directory</text:p>
                <text:list>
                  <text:list-item>
                    <text:p>Keeps internal database (python shelve) of files seen</text:p>
                    <text:list>
                      <text:list-item>
                        <text:p>last modified date, checksum (optional)</text:p>
                      </text:list-item>
                      <text:list-item>
                        <text:p>Removed files from database when deleted</text:p>
                      </text:list-item>
                    </text:list>
                  </text:list-item>
                </text:list>
              </text:list-item>
              <text:list-item>
                <text:p>Calls a worker script</text:p>
                <text:list>
                  <text:list-item>
                    <text:p>Passes new and modified file details to worker as command line args</text:p>
                    <text:list>
                      <text:list-item>
                        <text:p>filename0, filename1, filename2 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"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2:50:51.074452824</meta:creation-date>
    <meta:generator>LibreOffice/6.4.2.2$Linux_X86_64 LibreOffice_project/40$Build-2</meta:generator>
    <dc:date>2021-08-04T14:52:29.886421389</dc:date>
    <meta:editing-duration>PT39M19S</meta:editing-duration>
    <meta:editing-cycles>11</meta:editing-cycles>
    <meta:document-statistic meta:object-count="151"/>
  </office:meta>
</office:document-meta>
</file>